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2.471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2.471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2.471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Default" style:data-style-name="N36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36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="thin solid #000000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2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Default" style:data-style-name="N37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37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Default" style:data-style-name="N37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Default" style:data-style-name="N30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Default" style:data-style-name="N37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5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6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Default" style:data-style-name="N0">
      <style:table-cell-properties style:vertical-align="middle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8" style:family="table-cell" style:parent-style-name="Default" style:data-style-name="N37">
      <style:table-cell-properties fo:border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9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2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4" style:family="table-cell" style:parent-style-name="Default" style:data-style-name="N19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45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46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7" style:family="table-cell" style:parent-style-name="Default" style:data-style-name="N19">
      <style:table-cell-properties fo:border-top="none" fo:border-bottom="none" fo:border-left="thin solid #000000" fo:border-right="none" style:vertical-align="automatic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48" style:family="table-cell" style:parent-style-name="Default" style:data-style-name="N19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0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1" style:family="table-cell" style:parent-style-name="Default" style:data-style-name="N30">
      <style:table-cell-properties fo:border-top="none" fo:border-bottom="none" fo:border-left="thin solid #000000" fo:border-right="none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2" style:family="table-cell" style:parent-style-name="Default" style:data-style-name="N37">
      <style:table-cell-properties fo:border-top="none" fo:border-bottom="thin solid #000000" fo:border-left="thin solid #000000" fo:border-right="none" style:vertical-align="automatic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3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automatic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6" style:family="table-cell" style:parent-style-name="Default" style:data-style-name="N37">
      <style:table-cell-properties fo:border="thin solid #000000" style:vertical-align="automatic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7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8.472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8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9" style:family="table-cell" style:parent-style-name="Default" style:data-style-name="N37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text-underline-style="solid" style:text-underline-type="double" fo:font-weight="bold" style:font-weight-asian="bold" style:font-weight-complex="bold" style:font-family-generic="swiss"/>
    </style:style>
    <style:style style:name="ce60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1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2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3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65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6" style:family="table-cell" style:parent-style-name="Default" style:data-style-name="N19">
      <style:table-cell-properties fo:border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7" style:family="table-cell" style:parent-style-name="Default" style:data-style-name="N0">
      <style:table-cell-properties fo:border="thin solid #000000" fo:background-color="#FFFFFF"/>
    </style:style>
    <style:style style:name="ce68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1" style:family="table-cell" style:parent-style-name="Comma" style:data-style-name="N41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72" style:family="table-cell" style:parent-style-name="Comma" style:data-style-name="N41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FF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3" style:family="table-cell" style:parent-style-name="Comma" style:data-style-name="N41">
      <style:table-cell-properties fo:border="thin solid #000000" style:vertical-align="automatic" fo:background-color="#FFFFFF"/>
      <style:text-properties fo:color="#FF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4" style:family="table-cell" style:parent-style-name="Comma" style:data-style-name="N41">
      <style:table-cell-properties fo:border="thin solid #000000" style:vertical-align="automatic" fo:background-color="#FFFFFF"/>
      <style:text-properties fo:color="#00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6.905625cm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3375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7.91104166666667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32833333333333cm"/>
    </style:style>
    <style:style style:name="ro1" style:family="table-row">
      <style:table-row-properties style:row-height="20.25pt" style:use-optimal-row-height="fals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39.75pt" style:use-optimal-row-height="false" fo:break-before="auto"/>
    </style:style>
    <style:style style:name="ro6" style:family="table-row">
      <style:table-row-properties style:row-height="3.75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4" table:default-cell-style-name="ce9"/>
        <table:table-column table:style-name="co10" table:default-cell-style-name="ce18"/>
        <table:table-column table:style-name="co10" table:number-columns-repeated="1010" table:default-cell-style-name="ce9"/>
        <table:table-column table:style-name="co11" table:number-columns-repeated="15360" table:default-cell-style-name="ce9"/>
        <table:table-row table:style-name="ro1" table:visibility="collapse">
          <table:table-cell office:value-type="string" table:style-name="ce2">
            <text:p>Cliente:</text:p>
          </table:table-cell>
          <table:table-cell office:value-type="string" table:style-name="ce3">
            <text:p>SERVICIOS TELCODATA S.A.</text:p>
          </table:table-cell>
          <table:table-cell table:number-columns-repeated="8" table:style-name="ce4"/>
          <table:table-cell office:value-type="string" table:style-name="ce5">
            <text:p>P/T:</text:p>
          </table:table-cell>
          <table:table-cell table:style-name="ce6"/>
          <table:table-cell table:style-name="ce7"/>
          <table:table-cell office:value-type="float" office:value="7501" table:number-columns-spanned="2" table:number-rows-spanned="1" table:style-name="ce64">
            <text:p>7501</text:p>
          </table:table-cell>
          <table:covered-table-cell/>
          <table:table-cell table:number-columns-repeated="50" table:style-name="ce8"/>
          <table:table-cell table:number-columns-repeated="16319"/>
        </table:table-row>
        <table:table-row table:style-name="ro2">
          <table:table-cell office:value-type="string" table:style-name="ce10">
            <text:p>Cliente:</text:p>
          </table:table-cell>
          <table:table-cell office:value-type="string" table:style-name="ce11">
            <text:p>SERVICIOS TELCODATA S.A.</text:p>
          </table:table-cell>
          <table:table-cell table:number-columns-repeated="8" table:style-name="ce12"/>
          <table:table-cell office:value-type="string" table:style-name="ce13">
            <text:p>P/T:</text:p>
          </table:table-cell>
          <table:table-cell table:style-name="ce14"/>
          <table:table-cell table:style-name="ce15"/>
          <table:table-cell office:value-type="float" office:value="7501" table:number-columns-spanned="2" table:number-rows-spanned="1" table:style-name="ce64">
            <text:p>7501</text:p>
          </table:table-cell>
          <table:covered-table-cell/>
          <table:table-cell table:number-columns-repeated="50" table:style-name="ce8"/>
          <table:table-cell table:number-columns-repeated="16319" table:style-name="ce1"/>
        </table:table-row>
        <table:table-row table:style-name="ro3">
          <table:table-cell office:value-type="string" table:style-name="ce2">
            <text:p>Sección:</text:p>
          </table:table-cell>
          <table:table-cell office:value-type="string" table:style-name="ce3">
            <text:p>Fase 2 – Ejecución</text:p>
          </table:table-cell>
          <table:table-cell table:number-columns-repeated="8" table:style-name="ce4"/>
          <table:table-cell office:value-type="string" table:style-name="ce5">
            <text:p>Prepar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65">
            <text:p>Dara Macias</text:p>
          </table:table-cell>
          <table:covered-table-cell/>
          <table:table-cell table:number-columns-repeated="50" table:style-name="ce8"/>
          <table:table-cell table:number-columns-repeated="16319"/>
        </table:table-row>
        <table:table-row table:style-name="ro3">
          <table:table-cell office:value-type="string" table:style-name="ce2">
            <text:p>Area:</text:p>
          </table:table-cell>
          <table:table-cell office:value-type="string" table:style-name="ce3">
            <text:p>Otros Gastos y Otros Ingresos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office:value-type="date" office:date-value="2020-10-21T00:00:00" table:number-columns-spanned="2" table:number-rows-spanned="1" table:style-name="ce66">
            <text:p>21/10/2020</text:p>
          </table:table-cell>
          <table:covered-table-cell/>
          <table:table-cell table:number-columns-repeated="50" table:style-name="ce8"/>
          <table:table-cell table:number-columns-repeated="16319"/>
        </table:table-row>
        <table:table-row table:style-name="ro3">
          <table:table-cell office:value-type="string" table:style-name="ce2">
            <text:p>Prueba:</text:p>
          </table:table-cell>
          <table:table-cell office:value-type="string" table:style-name="ce3">
            <text:p>Análisis variaciones de grupo contable</text:p>
          </table:table-cell>
          <table:table-cell table:number-columns-repeated="8" table:style-name="ce4"/>
          <table:table-cell office:value-type="string" table:style-name="ce5">
            <text:p>Revis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65">
            <text:p>Carlos Almeida</text:p>
          </table:table-cell>
          <table:covered-table-cell/>
          <table:table-cell table:number-columns-repeated="50" table:style-name="ce8"/>
          <table:table-cell table:number-columns-repeated="16319"/>
        </table:table-row>
        <table:table-row table:style-name="ro4">
          <table:table-cell office:value-type="string" table:style-name="ce2">
            <text:p>Con corte al:</text:p>
          </table:table-cell>
          <table:table-cell office:value-type="string" table:style-name="ce3">
            <text:p>Al 31 de Octubre del 2020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table:number-columns-spanned="2" table:number-rows-spanned="1" table:style-name="ce67"/>
          <table:covered-table-cell/>
          <table:table-cell table:number-columns-repeated="50" table:style-name="ce8"/>
          <table:table-cell table:number-columns-repeated="16319"/>
        </table:table-row>
        <table:table-row table:style-name="ro3">
          <table:table-cell table:number-columns-repeated="13" table:style-name="ce16"/>
          <table:table-cell table:style-name="ce17"/>
          <table:table-cell table:number-columns-repeated="51" table:style-name="ce16"/>
          <table:table-cell table:number-columns-repeated="16319"/>
        </table:table-row>
        <table:table-row table:number-rows-repeated="2" table:style-name="ro3">
          <table:table-cell table:number-columns-repeated="16384"/>
        </table:table-row>
        <table:table-row table:style-name="ro5">
          <table:table-cell office:value-type="string" table:number-columns-spanned="1" table:number-rows-spanned="2" table:style-name="ce68">
            <text:p>Código</text:p>
          </table:table-cell>
          <table:table-cell office:value-type="string" table:number-columns-spanned="1" table:number-rows-spanned="2" table:style-name="ce69">
            <text:p>Cuenta</text:p>
          </table:table-cell>
          <table:table-cell office:value-type="string" table:number-columns-spanned="1" table:number-rows-spanned="2" table:style-name="ce69">
            <text:p>Referencia</text:p>
          </table:table-cell>
          <table:table-cell office:value-type="string" table:style-name="ce20">
            <text:p>Saldos contables al</text:p>
          </table:table-cell>
          <table:table-cell office:value-type="string" table:number-columns-spanned="2" table:number-rows-spanned="1" table:style-name="ce70">
            <text:p>Movimiento</text:p>
          </table:table-cell>
          <table:covered-table-cell/>
          <table:table-cell office:value-type="string" table:style-name="ce21">
            <text:p>Saldos auditados al</text:p>
          </table:table-cell>
          <table:table-cell office:value-type="string" table:number-columns-spanned="1" table:number-rows-spanned="2" table:style-name="ce68">
            <text:p>Código</text:p>
          </table:table-cell>
          <table:table-cell office:value-type="string" table:number-columns-spanned="1" table:number-rows-spanned="2" table:style-name="ce69">
            <text:p>Cuenta</text:p>
          </table:table-cell>
          <table:table-cell office:value-type="string" table:style-name="ce20">
            <text:p>Saldos auditados al</text:p>
          </table:table-cell>
          <table:table-cell office:value-type="string" table:style-name="ce22">
            <text:p>Variaciones</text:p>
          </table:table-cell>
          <table:table-cell table:number-columns-repeated="51" table:style-name="ce16"/>
          <table:table-cell table:number-columns-repeated="16322" table:style-name="ce9"/>
        </table:table-row>
        <table:table-row table:style-name="ro3">
          <table:covered-table-cell/>
          <table:covered-table-cell/>
          <table:covered-table-cell/>
          <table:table-cell office:value-type="date" office:date-value="2020-10-31T00:00:00" table:style-name="ce23">
            <text:p>31-oct-20</text:p>
          </table:table-cell>
          <table:table-cell office:value-type="string" table:style-name="ce23">
            <text:p>Débitos</text:p>
          </table:table-cell>
          <table:table-cell office:value-type="string" table:style-name="ce23">
            <text:p>Créditos</text:p>
          </table:table-cell>
          <table:table-cell office:value-type="date" office:date-value="2020-12-31T00:00:00" table:style-name="ce23">
            <text:p>31-dic-20</text:p>
          </table:table-cell>
          <table:covered-table-cell/>
          <table:covered-table-cell/>
          <table:table-cell office:value-type="date" office:date-value="2019-12-31T00:00:00" table:style-name="ce23">
            <text:p>31-dic-19</text:p>
          </table:table-cell>
          <table:table-cell office:value-type="string" table:style-name="ce19">
            <text:p>Valor</text:p>
          </table:table-cell>
          <table:table-cell table:style-name="ce8"/>
          <table:table-cell table:number-columns-repeated="49" table:style-name="ce16"/>
          <table:table-cell table:number-columns-repeated="16323" table:style-name="ce9"/>
        </table:table-row>
        <table:table-row table:style-name="ro3">
          <table:table-cell table:number-columns-repeated="3" table:style-name="ce24"/>
          <table:table-cell table:number-columns-repeated="3" table:style-name="ce25"/>
          <table:table-cell office:value-type="float" office:value="0" table:formula="of:=[.D12]-[.E12]+[.F12]" table:style-name="ce25">
            <text:p>-<text:s/></text:p>
          </table:table-cell>
          <table:table-cell table:number-columns-repeated="2" table:style-name="ce24"/>
          <table:table-cell table:style-name="ce25"/>
          <table:table-cell office:value-type="float" office:value="0" table:style-name="ce26">
            <text:p>-<text:s/></text:p>
          </table:table-cell>
          <table:table-cell table:number-columns-repeated="50" table:style-name="ce8"/>
          <table:table-cell table:number-columns-repeated="16323" table:style-name="ce9"/>
        </table:table-row>
        <table:table-row table:style-name="ro3">
          <table:table-cell table:number-columns-repeated="3" table:style-name="ce24"/>
          <table:table-cell table:number-columns-repeated="3" table:style-name="ce25"/>
          <table:table-cell office:value-type="float" office:value="0" table:formula="of:=[.D13]-[.E13]+[.F13]" table:style-name="ce25">
            <text:p>-<text:s/></text:p>
          </table:table-cell>
          <table:table-cell table:number-columns-repeated="2" table:style-name="ce24"/>
          <table:table-cell table:style-name="ce25"/>
          <table:table-cell office:value-type="float" office:value="0" table:formula="of:=[.G13]-[.J13]" table:style-name="ce27">
            <text:p>-<text:s/></text:p>
          </table:table-cell>
          <table:table-cell table:number-columns-repeated="50" table:style-name="ce8"/>
          <table:table-cell table:number-columns-repeated="16323" table:style-name="ce9"/>
        </table:table-row>
        <table:table-row table:style-name="ro3">
          <table:table-cell table:style-name="ce24"/>
          <table:table-cell office:value-type="string" table:style-name="ce28">
            <text:p>Gastos Generales</text:p>
          </table:table-cell>
          <table:table-cell table:style-name="ce28"/>
          <table:table-cell table:number-columns-repeated="3" table:style-name="ce25"/>
          <table:table-cell office:value-type="float" office:value="0" table:formula="of:=[.D14]-[.E14]+[.F14]" table:style-name="ce25">
            <text:p>-<text:s/></text:p>
          </table:table-cell>
          <table:table-cell table:style-name="ce24"/>
          <table:table-cell office:value-type="string" table:style-name="ce28">
            <text:p>Gastos Generales</text:p>
          </table:table-cell>
          <table:table-cell table:style-name="ce25"/>
          <table:table-cell office:value-type="float" office:value="0" table:formula="of:=[.G14]-[.J14]" table:style-name="ce27">
            <text:p>-<text:s/></text:p>
          </table:table-cell>
          <table:table-cell table:number-columns-repeated="50" table:style-name="ce8"/>
          <table:table-cell table:number-columns-repeated="16323" table:style-name="ce9"/>
        </table:table-row>
        <table:table-row table:style-name="ro3">
          <table:table-cell office:value-type="string" table:style-name="ce24">
            <text:p>6-1-2-02-01-012</text:p>
          </table:table-cell>
          <table:table-cell office:value-type="string" table:style-name="ce24">
            <text:p>COMISIONES Y SERVICIOS BANCARIOS</text:p>
          </table:table-cell>
          <table:table-cell table:style-name="ce24"/>
          <table:table-cell office:value-type="float" office:value="305.64" table:style-name="ce71">
            <text:p><text:s/>306<text:s/></text:p>
          </table:table-cell>
          <table:table-cell table:number-columns-repeated="2" table:style-name="ce25"/>
          <table:table-cell office:value-type="float" office:value="305.64" table:formula="of:=[.D15]-[.E15]+[.F15]" table:style-name="ce71">
            <text:p><text:s/>306<text:s/></text:p>
          </table:table-cell>
          <table:table-cell office:value-type="string" table:style-name="ce24">
            <text:p>6-1-2-02-01-012</text:p>
          </table:table-cell>
          <table:table-cell office:value-type="string" table:style-name="ce24">
            <text:p>COMISIONES Y SERVICIOS BANCARIOS</text:p>
          </table:table-cell>
          <table:table-cell office:value-type="float" office:value="106.09" table:style-name="ce71">
            <text:p><text:s/>106<text:s/></text:p>
          </table:table-cell>
          <table:table-cell office:value-type="float" office:value="199.54999999999998" table:formula="of:=[.G15]-[.J15]" table:style-name="ce72">
            <text:p><text:s/>200<text:s/></text:p>
          </table:table-cell>
          <table:table-cell table:number-columns-repeated="50" table:style-name="ce8"/>
          <table:table-cell table:number-columns-repeated="16323" table:style-name="ce9"/>
        </table:table-row>
        <table:table-row table:style-name="ro3">
          <table:table-cell office:value-type="string" table:style-name="ce24">
            <text:p>6-1-2-02-01-048</text:p>
          </table:table-cell>
          <table:table-cell office:value-type="string" table:style-name="ce24">
            <text:p>INTERES FINANCIERO BANCOS LOCALES</text:p>
          </table:table-cell>
          <table:table-cell table:style-name="ce24"/>
          <table:table-cell office:value-type="float" office:value="0" table:style-name="ce71">
            <text:p><text:s/>-00<text:s/></text:p>
          </table:table-cell>
          <table:table-cell table:number-columns-repeated="2" table:style-name="ce25"/>
          <table:table-cell office:value-type="float" office:value="0" table:formula="of:=[.D16]-[.E16]+[.F16]" table:style-name="ce71">
            <text:p><text:s/>-00<text:s/></text:p>
          </table:table-cell>
          <table:table-cell office:value-type="string" table:style-name="ce24">
            <text:p>6-1-2-02-01-048</text:p>
          </table:table-cell>
          <table:table-cell office:value-type="string" table:style-name="ce24">
            <text:p>INTERES FINANCIERO BANCOS LOCALES</text:p>
          </table:table-cell>
          <table:table-cell office:value-type="float" office:value="13.41" table:style-name="ce71">
            <text:p><text:s/>13<text:s/></text:p>
          </table:table-cell>
          <table:table-cell office:value-type="float" office:value="-13.41" table:formula="of:=[.G16]-[.J16]" table:style-name="ce72">
            <text:p><text:s/>-13<text:s/></text:p>
          </table:table-cell>
          <table:table-cell table:style-name="ce29"/>
          <table:table-cell table:number-columns-repeated="49" table:style-name="ce8"/>
          <table:table-cell table:number-columns-repeated="16323" table:style-name="ce9"/>
        </table:table-row>
        <table:table-row table:style-name="ro3">
          <table:table-cell table:number-columns-repeated="3" table:style-name="ce24"/>
          <table:table-cell table:style-name="ce71"/>
          <table:table-cell table:number-columns-repeated="2" table:style-name="ce25"/>
          <table:table-cell office:value-type="float" office:value="0" table:formula="of:=[.D17]-[.E17]+[.F17]" table:style-name="ce71">
            <text:p><text:s/>-00<text:s/></text:p>
          </table:table-cell>
          <table:table-cell table:number-columns-repeated="2" table:style-name="ce24"/>
          <table:table-cell table:style-name="ce71"/>
          <table:table-cell office:value-type="float" office:value="0" table:formula="of:=[.G17]-[.J17]" table:style-name="ce72">
            <text:p><text:s/>-00<text:s/></text:p>
          </table:table-cell>
          <table:table-cell table:style-name="ce8"/>
          <table:table-cell table:number-columns-repeated="49" table:style-name="ce29"/>
          <table:table-cell table:number-columns-repeated="16323"/>
        </table:table-row>
        <table:table-row table:style-name="ro3">
          <table:table-cell table:style-name="ce24"/>
          <table:table-cell office:value-type="string" table:style-name="ce28">
            <text:p>Gastos no Deducibles</text:p>
          </table:table-cell>
          <table:table-cell table:style-name="ce28"/>
          <table:table-cell table:style-name="ce71"/>
          <table:table-cell table:number-columns-repeated="2" table:style-name="ce25"/>
          <table:table-cell office:value-type="float" office:value="0" table:formula="of:=[.D18]-[.E18]+[.F18]" table:style-name="ce71">
            <text:p><text:s/>-00<text:s/></text:p>
          </table:table-cell>
          <table:table-cell table:style-name="ce24"/>
          <table:table-cell office:value-type="string" table:style-name="ce28">
            <text:p>Gastos no Deducibles</text:p>
          </table:table-cell>
          <table:table-cell table:style-name="ce71"/>
          <table:table-cell office:value-type="float" office:value="0" table:formula="of:=[.G18]-[.J18]" table:style-name="ce72">
            <text:p><text:s/>-00<text:s/></text:p>
          </table:table-cell>
          <table:table-cell table:number-columns-repeated="50" table:style-name="ce8"/>
          <table:table-cell table:number-columns-repeated="16323"/>
        </table:table-row>
        <table:table-row table:style-name="ro3">
          <table:table-cell office:value-type="string" table:style-name="ce24">
            <text:p>7-3-1-01-01-001</text:p>
          </table:table-cell>
          <table:table-cell office:value-type="string" table:style-name="ce24">
            <text:p>OTROS GASTOS POR AJUSTE CTAS.</text:p>
          </table:table-cell>
          <table:table-cell table:style-name="ce24"/>
          <table:table-cell office:value-type="float" office:value="8.56" table:style-name="ce71">
            <text:p><text:s/>9<text:s/></text:p>
          </table:table-cell>
          <table:table-cell table:number-columns-repeated="2" table:style-name="ce25"/>
          <table:table-cell office:value-type="float" office:value="8.56" table:formula="of:=[.D19]-[.E19]+[.F19]" table:style-name="ce71">
            <text:p><text:s/>9<text:s/></text:p>
          </table:table-cell>
          <table:table-cell office:value-type="string" table:style-name="ce24">
            <text:p>7-3-1-01-01-001</text:p>
          </table:table-cell>
          <table:table-cell office:value-type="string" table:style-name="ce24">
            <text:p>OTROS GASTOS POR AJUSTE CTAS.</text:p>
          </table:table-cell>
          <table:table-cell office:value-type="float" office:value="0" table:style-name="ce71">
            <text:p><text:s/>-00<text:s/></text:p>
          </table:table-cell>
          <table:table-cell office:value-type="float" office:value="8.56" table:formula="of:=[.G19]-[.J19]" table:style-name="ce72">
            <text:p><text:s/>9<text:s/></text:p>
          </table:table-cell>
          <table:table-cell table:number-columns-repeated="50" table:style-name="ce8"/>
          <table:table-cell table:number-columns-repeated="16323"/>
        </table:table-row>
        <table:table-row table:style-name="ro3">
          <table:table-cell table:number-columns-repeated="3" table:style-name="ce24"/>
          <table:table-cell table:style-name="ce71"/>
          <table:table-cell table:number-columns-repeated="2" table:style-name="ce25"/>
          <table:table-cell office:value-type="float" office:value="0" table:formula="of:=[.D20]-[.E20]+[.F20]" table:style-name="ce71">
            <text:p><text:s/>-00<text:s/></text:p>
          </table:table-cell>
          <table:table-cell table:number-columns-repeated="2" table:style-name="ce24"/>
          <table:table-cell table:style-name="ce71"/>
          <table:table-cell office:value-type="float" office:value="0" table:formula="of:=[.G20]-[.J20]" table:style-name="ce72">
            <text:p><text:s/>-00<text:s/></text:p>
          </table:table-cell>
          <table:table-cell table:number-columns-repeated="50" table:style-name="ce8"/>
          <table:table-cell table:number-columns-repeated="16323"/>
        </table:table-row>
        <table:table-row table:style-name="ro3">
          <table:table-cell table:number-columns-repeated="3" table:style-name="ce24"/>
          <table:table-cell table:style-name="ce71"/>
          <table:table-cell table:number-columns-repeated="2" table:style-name="ce25"/>
          <table:table-cell office:value-type="float" office:value="0" table:formula="of:=[.D21]-[.E21]+[.F21]" table:style-name="ce71">
            <text:p><text:s/>-00<text:s/></text:p>
          </table:table-cell>
          <table:table-cell table:number-columns-repeated="2" table:style-name="ce24"/>
          <table:table-cell table:style-name="ce71"/>
          <table:table-cell office:value-type="float" office:value="0" table:formula="of:=[.G21]-[.J21]" table:style-name="ce72">
            <text:p><text:s/>-00<text:s/></text:p>
          </table:table-cell>
          <table:table-cell table:number-columns-repeated="50" table:style-name="ce8"/>
          <table:table-cell table:number-columns-repeated="16323"/>
        </table:table-row>
        <table:table-row table:style-name="ro3">
          <table:table-cell table:style-name="ce24"/>
          <table:table-cell office:value-type="string" table:style-name="ce28">
            <text:p>Otros Ingresos</text:p>
          </table:table-cell>
          <table:table-cell table:style-name="ce28"/>
          <table:table-cell table:style-name="ce71"/>
          <table:table-cell table:number-columns-repeated="2" table:style-name="ce25"/>
          <table:table-cell office:value-type="float" office:value="0" table:formula="of:=[.D22]-[.E22]+[.F22]" table:style-name="ce71">
            <text:p><text:s/>-00<text:s/></text:p>
          </table:table-cell>
          <table:table-cell table:style-name="ce24"/>
          <table:table-cell office:value-type="string" table:style-name="ce28">
            <text:p>Otros Ingresos</text:p>
          </table:table-cell>
          <table:table-cell table:style-name="ce71"/>
          <table:table-cell office:value-type="float" office:value="0" table:formula="of:=[.G22]-[.J22]" table:style-name="ce72">
            <text:p><text:s/>-00<text:s/></text:p>
          </table:table-cell>
          <table:table-cell table:number-columns-repeated="50" table:style-name="ce8"/>
          <table:table-cell table:number-columns-repeated="16323"/>
        </table:table-row>
        <table:table-row table:style-name="ro3">
          <table:table-cell office:value-type="string" table:style-name="ce24">
            <text:p>7-1-1-01-02-001</text:p>
          </table:table-cell>
          <table:table-cell office:value-type="string" table:style-name="ce24">
            <text:p>OTROS INGRESOS NO OPERACIONES</text:p>
          </table:table-cell>
          <table:table-cell table:style-name="ce24"/>
          <table:table-cell office:value-type="float" office:value="-950.14" table:style-name="ce71">
            <text:p><text:s/>-950<text:s/></text:p>
          </table:table-cell>
          <table:table-cell table:number-columns-repeated="2" table:style-name="ce25"/>
          <table:table-cell office:value-type="float" office:value="-950.14" table:formula="of:=[.D23]-[.E23]+[.F23]" table:style-name="ce71">
            <text:p><text:s/>-950<text:s/></text:p>
          </table:table-cell>
          <table:table-cell office:value-type="string" table:style-name="ce24">
            <text:p>7-1-1-01-02-001</text:p>
          </table:table-cell>
          <table:table-cell office:value-type="string" table:style-name="ce24">
            <text:p>OTROS INGRESOS NO OPERACIONES</text:p>
          </table:table-cell>
          <table:table-cell office:value-type="float" office:value="0" table:style-name="ce71">
            <text:p><text:s/>-00<text:s/></text:p>
          </table:table-cell>
          <table:table-cell office:value-type="float" office:value="-950.14" table:formula="of:=[.G23]-[.J23]" table:style-name="ce72">
            <text:p><text:s/>-950<text:s/></text:p>
          </table:table-cell>
          <table:table-cell table:number-columns-repeated="50" table:style-name="ce8"/>
          <table:table-cell table:number-columns-repeated="16323"/>
        </table:table-row>
        <table:table-row table:style-name="ro3">
          <table:table-cell table:number-columns-repeated="3" table:style-name="ce24"/>
          <table:table-cell table:style-name="ce71"/>
          <table:table-cell table:number-columns-repeated="2" table:style-name="ce25"/>
          <table:table-cell office:value-type="float" office:value="0" table:formula="of:=[.D24]-[.E24]+[.F24]" table:style-name="ce71">
            <text:p><text:s/>-00<text:s/></text:p>
          </table:table-cell>
          <table:table-cell table:number-columns-repeated="2" table:style-name="ce24"/>
          <table:table-cell table:style-name="ce71"/>
          <table:table-cell office:value-type="float" office:value="0" table:formula="of:=[.G24]-[.J24]" table:style-name="ce72">
            <text:p><text:s/>-00<text:s/></text:p>
          </table:table-cell>
          <table:table-cell table:style-name="ce29"/>
          <table:table-cell table:number-columns-repeated="49" table:style-name="ce8"/>
          <table:table-cell table:number-columns-repeated="16323"/>
        </table:table-row>
        <table:table-row table:style-name="ro3">
          <table:table-cell table:style-name="ce24"/>
          <table:table-cell office:value-type="string" table:style-name="ce28">
            <text:p>Impuestos a la Renta</text:p>
          </table:table-cell>
          <table:table-cell table:style-name="ce28"/>
          <table:table-cell table:style-name="ce71"/>
          <table:table-cell table:number-columns-repeated="2" table:style-name="ce25"/>
          <table:table-cell office:value-type="float" office:value="0" table:formula="of:=[.D25]-[.E25]+[.F25]" table:style-name="ce71">
            <text:p><text:s/>-00<text:s/></text:p>
          </table:table-cell>
          <table:table-cell table:style-name="ce24"/>
          <table:table-cell office:value-type="string" table:style-name="ce28">
            <text:p>Impuestos a la Renta</text:p>
          </table:table-cell>
          <table:table-cell table:style-name="ce71"/>
          <table:table-cell office:value-type="float" office:value="0" table:formula="of:=[.G25]-[.J25]" table:style-name="ce72">
            <text:p><text:s/>-00<text:s/></text:p>
          </table:table-cell>
          <table:table-cell table:style-name="ce8"/>
          <table:table-cell table:number-columns-repeated="49" table:style-name="ce29"/>
          <table:table-cell table:number-columns-repeated="16323"/>
        </table:table-row>
        <table:table-row table:style-name="ro3">
          <table:table-cell office:value-type="string" table:style-name="ce24">
            <text:p>6-1-1-02-01-053</text:p>
          </table:table-cell>
          <table:table-cell office:value-type="string" table:style-name="ce24">
            <text:p>GASTO POR IMPUESTO A LA RENTA</text:p>
          </table:table-cell>
          <table:table-cell table:style-name="ce24"/>
          <table:table-cell office:value-type="float" office:value="0" table:style-name="ce71">
            <text:p><text:s/>-00<text:s/></text:p>
          </table:table-cell>
          <table:table-cell table:number-columns-repeated="2" table:style-name="ce25"/>
          <table:table-cell office:value-type="float" office:value="0" table:formula="of:=[.D26]-[.E26]+[.F26]" table:style-name="ce71">
            <text:p><text:s/>-00<text:s/></text:p>
          </table:table-cell>
          <table:table-cell office:value-type="string" table:style-name="ce24">
            <text:p>6-1-1-02-01-053</text:p>
          </table:table-cell>
          <table:table-cell office:value-type="string" table:style-name="ce24">
            <text:p>GASTO POR IMPUESTO A LA RENTA</text:p>
          </table:table-cell>
          <table:table-cell office:value-type="float" office:value="40604.11" table:style-name="ce71">
            <text:p><text:s/>40.604<text:s/></text:p>
          </table:table-cell>
          <table:table-cell office:value-type="float" office:value="-40604.11" table:formula="of:=[.G26]-[.J26]" table:style-name="ce72">
            <text:p><text:s/>-40.604<text:s/></text:p>
          </table:table-cell>
          <table:table-cell table:number-columns-repeated="50" table:style-name="ce8"/>
          <table:table-cell table:number-columns-repeated="16323"/>
        </table:table-row>
        <table:table-row table:style-name="ro3">
          <table:table-cell table:number-columns-repeated="3" table:style-name="ce24"/>
          <table:table-cell table:number-columns-repeated="3" table:style-name="ce25"/>
          <table:table-cell office:value-type="float" office:value="0" table:formula="of:=[.D27]-[.E27]+[.F27]" table:style-name="ce25">
            <text:p>-<text:s/></text:p>
          </table:table-cell>
          <table:table-cell table:number-columns-repeated="2" table:style-name="ce24"/>
          <table:table-cell table:style-name="ce25"/>
          <table:table-cell office:value-type="float" office:value="0" table:formula="of:=[.G27]-[.J27]" table:style-name="ce27">
            <text:p>-<text:s/></text:p>
          </table:table-cell>
          <table:table-cell table:number-columns-repeated="50" table:style-name="ce8"/>
          <table:table-cell table:number-columns-repeated="16323"/>
        </table:table-row>
        <table:table-row table:style-name="ro3">
          <table:table-cell table:number-columns-repeated="3" table:style-name="ce24"/>
          <table:table-cell table:number-columns-repeated="3" table:style-name="ce25"/>
          <table:table-cell office:value-type="float" office:value="0" table:formula="of:=[.D28]-[.E28]+[.F28]" table:style-name="ce25">
            <text:p>-<text:s/></text:p>
          </table:table-cell>
          <table:table-cell table:number-columns-repeated="2" table:style-name="ce24"/>
          <table:table-cell table:style-name="ce25"/>
          <table:table-cell table:style-name="ce27"/>
          <table:table-cell table:number-columns-repeated="50" table:style-name="ce8"/>
          <table:table-cell table:number-columns-repeated="16323"/>
        </table:table-row>
        <table:table-row table:style-name="ro6">
          <table:table-cell table:style-name="ce30"/>
          <table:table-cell table:number-columns-repeated="2" table:style-name="ce31"/>
          <table:table-cell table:style-name="ce32"/>
          <table:table-cell table:style-name="ce8"/>
          <table:table-cell table:number-columns-repeated="2" table:style-name="ce33"/>
          <table:table-cell table:style-name="ce34"/>
          <table:table-cell table:style-name="ce32"/>
          <table:table-cell table:style-name="ce35"/>
          <table:table-cell table:style-name="ce36"/>
          <table:table-cell table:style-name="ce37"/>
          <table:table-cell table:number-columns-repeated="49" table:style-name="ce8"/>
          <table:table-cell table:number-columns-repeated="16323"/>
        </table:table-row>
        <table:table-row table:style-name="ro7">
          <table:table-cell table:style-name="ce38"/>
          <table:table-cell office:value-type="string" table:style-name="ce39">
            <text:p>Total</text:p>
          </table:table-cell>
          <table:table-cell table:style-name="ce39"/>
          <table:table-cell office:value-type="float" office:value="-635.94000000000005" table:formula="of:=SUM([.D12:.D27])" table:style-name="ce74">
            <text:p><text:s/>-636<text:s/></text:p>
          </table:table-cell>
          <table:table-cell office:value-type="float" office:value="0" table:formula="of:=SUM([.E12:.E27])" table:style-name="ce38">
            <text:p>-<text:s/></text:p>
          </table:table-cell>
          <table:table-cell office:value-type="float" office:value="0" table:formula="of:=SUM([.F12:.F27])" table:style-name="ce38">
            <text:p>-<text:s/></text:p>
          </table:table-cell>
          <table:table-cell office:value-type="float" office:value="-635.94000000000005" table:formula="of:=SUM([.G12:.G27])" table:style-name="ce74">
            <text:p><text:s/>-636<text:s/></text:p>
          </table:table-cell>
          <table:table-cell table:number-columns-repeated="2" table:style-name="ce38"/>
          <table:table-cell office:value-type="float" office:value="40723.61" table:formula="of:=SUM([.J12:.J27])" table:style-name="ce74">
            <text:p><text:s/>40.724<text:s/></text:p>
          </table:table-cell>
          <table:table-cell office:value-type="float" office:value="-41359.550000000003" table:formula="of:=SUM([.K12:.K27])" table:style-name="ce73">
            <text:p><text:s/>-41.360<text:s/></text:p>
          </table:table-cell>
          <table:table-cell table:style-name="ce18"/>
          <table:table-cell table:number-columns-repeated="16372" table:style-name="ce37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style-name="ce9"/>
          <table:table-cell table:number-columns-repeated="2" table:style-name="ce40"/>
          <table:table-cell office:value-type="string" table:style-name="ce41">
            <text:p>Saldo al</text:p>
          </table:table-cell>
          <table:table-cell office:value-type="string" table:style-name="ce42">
            <text:p>Saldo al</text:p>
          </table:table-cell>
          <table:table-cell table:number-columns-repeated="8" table:style-name="ce9"/>
          <table:table-cell table:style-name="ce18"/>
          <table:table-cell table:number-columns-repeated="16370" table:style-name="ce9"/>
        </table:table-row>
        <table:table-row table:style-name="ro3">
          <table:table-cell table:style-name="ce9"/>
          <table:table-cell office:value-type="string" table:style-name="ce43">
            <text:p>Nota a los estados financieros:</text:p>
          </table:table-cell>
          <table:table-cell table:style-name="ce43"/>
          <table:table-cell office:value-type="date" office:date-value="2020-12-31T00:00:00" table:style-name="ce44">
            <text:p>31/12/2020</text:p>
          </table:table-cell>
          <table:table-cell office:value-type="date" office:date-value="2019-12-31T00:00:00" table:style-name="ce45">
            <text:p>31/12/2019</text:p>
          </table:table-cell>
          <table:table-cell table:number-columns-repeated="8" table:style-name="ce9"/>
          <table:table-cell table:style-name="ce18"/>
          <table:table-cell table:number-columns-repeated="16370" table:style-name="ce9"/>
        </table:table-row>
        <table:table-row table:style-name="ro3">
          <table:table-cell table:style-name="ce9"/>
          <table:table-cell table:number-columns-repeated="2" table:style-name="ce46"/>
          <table:table-cell table:style-name="ce47"/>
          <table:table-cell table:style-name="ce48"/>
          <table:table-cell table:number-columns-repeated="8" table:style-name="ce9"/>
          <table:table-cell table:style-name="ce18"/>
          <table:table-cell table:number-columns-repeated="16370" table:style-name="ce9"/>
        </table:table-row>
        <table:table-row table:number-rows-repeated="5" table:style-name="ro3">
          <table:table-cell table:style-name="ce9"/>
          <table:table-cell table:number-columns-repeated="2" table:style-name="ce49"/>
          <table:table-cell table:number-columns-repeated="2" table:style-name="ce50"/>
          <table:table-cell table:number-columns-repeated="8" table:style-name="ce9"/>
          <table:table-cell table:style-name="ce18"/>
          <table:table-cell table:number-columns-repeated="16370" table:style-name="ce9"/>
        </table:table-row>
        <table:table-row table:style-name="ro3">
          <table:table-cell table:style-name="ce9"/>
          <table:table-cell table:number-columns-repeated="2" table:style-name="ce51"/>
          <table:table-cell table:style-name="ce52"/>
          <table:table-cell table:style-name="ce53"/>
          <table:table-cell table:number-columns-repeated="8" table:style-name="ce9"/>
          <table:table-cell table:style-name="ce18"/>
          <table:table-cell table:number-columns-repeated="16370" table:style-name="ce9"/>
        </table:table-row>
        <table:table-row table:style-name="ro3">
          <table:table-cell table:style-name="ce9"/>
          <table:table-cell office:value-type="string" table:style-name="ce54">
            <text:p>Total</text:p>
          </table:table-cell>
          <table:table-cell table:style-name="ce55"/>
          <table:table-cell office:value-type="float" office:value="0" table:formula="of:=+SUM([.D36:.D41])" table:style-name="ce56">
            <text:p>-<text:s/></text:p>
          </table:table-cell>
          <table:table-cell office:value-type="float" office:value="0" table:formula="of:=+SUM([.E36:.E41])" table:style-name="ce56">
            <text:p>-<text:s/></text:p>
          </table:table-cell>
          <table:table-cell table:number-columns-repeated="8" table:style-name="ce9"/>
          <table:table-cell table:style-name="ce18"/>
          <table:table-cell table:number-columns-repeated="16370" table:style-name="ce9"/>
        </table:table-row>
        <table:table-row table:style-name="ro3">
          <table:table-cell table:style-name="ce9"/>
          <table:table-cell table:number-columns-repeated="2" table:style-name="ce57"/>
          <table:table-cell table:style-name="ce58"/>
          <table:table-cell table:style-name="ce59"/>
          <table:table-cell table:number-columns-repeated="8" table:style-name="ce9"/>
          <table:table-cell table:style-name="ce18"/>
          <table:table-cell table:number-columns-repeated="16370" table:style-name="ce9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60">
            <text:p>Fuente:</text:p>
          </table:table-cell>
          <table:table-cell table:number-columns-repeated="14" table:style-name="ce61"/>
          <table:table-cell table:number-columns-repeated="16369"/>
        </table:table-row>
        <table:table-row table:style-name="ro3">
          <table:table-cell office:value-type="string" table:style-name="ce16">
            <text:p>Estados Financieros de la compañía</text:p>
          </table:table-cell>
          <table:table-cell table:number-columns-repeated="14" table:style-name="ce16"/>
          <table:table-cell table:number-columns-repeated="16369"/>
        </table:table-row>
        <table:table-row table:style-name="ro3">
          <table:table-cell table:number-columns-repeated="15" table:style-name="ce16"/>
          <table:table-cell table:number-columns-repeated="16369"/>
        </table:table-row>
        <table:table-row table:style-name="ro3">
          <table:table-cell office:value-type="string" table:style-name="ce62">
            <text:p>Objetivo:</text:p>
          </table:table-cell>
          <table:table-cell table:number-columns-repeated="14" table:style-name="ce16"/>
          <table:table-cell table:number-columns-repeated="16369"/>
        </table:table-row>
        <table:table-row table:style-name="ro3">
          <table:table-cell office:value-type="string" table:style-name="ce16">
            <text:p>Obtener un detalle comparativo de los saldos entre periodos, esto con la finalidad de diseñar procedimientos de auditoría sobre los saldos de las cuentas</text:p>
          </table:table-cell>
          <table:table-cell table:number-columns-repeated="14" table:style-name="ce16"/>
          <table:table-cell table:number-columns-repeated="16369"/>
        </table:table-row>
        <table:table-row table:style-name="ro3">
          <table:table-cell office:value-type="string" table:style-name="ce16">
            <text:p>Identificar las principales variaciones de los saldos.</text:p>
          </table:table-cell>
          <table:table-cell table:number-columns-repeated="14" table:style-name="ce16"/>
          <table:table-cell table:number-columns-repeated="16369"/>
        </table:table-row>
        <table:table-row table:number-rows-repeated="2" table:style-name="ro3">
          <table:table-cell table:number-columns-repeated="15" table:style-name="ce16"/>
          <table:table-cell table:number-columns-repeated="16369"/>
        </table:table-row>
        <table:table-row table:style-name="ro3">
          <table:table-cell office:value-type="string" table:style-name="ce62">
            <text:p>Observaciones:</text:p>
          </table:table-cell>
          <table:table-cell table:number-columns-repeated="14" table:style-name="ce16"/>
          <table:table-cell table:number-columns-repeated="16369"/>
        </table:table-row>
        <table:table-row table:style-name="ro3">
          <table:table-cell office:value-type="string" table:style-name="ce16">
            <text:p>OBS 1</text:p>
          </table:table-cell>
          <table:table-cell office:value-type="string" table:style-name="ce16">
            <text:p>Para completar la operación se necesita el cierre del año 2020</text:p>
          </table:table-cell>
          <table:table-cell table:number-columns-repeated="13" table:style-name="ce16"/>
          <table:table-cell table:number-columns-repeated="16369"/>
        </table:table-row>
        <table:table-row table:style-name="ro3">
          <table:table-cell table:number-columns-repeated="15" table:style-name="ce16"/>
          <table:table-cell table:number-columns-repeated="16369"/>
        </table:table-row>
        <table:table-row table:style-name="ro3">
          <table:table-cell office:value-type="string" table:style-name="ce63">
            <text:p>Conclusiones (A ser completado por el Auditor a cargo del compromiso):</text:p>
          </table:table-cell>
          <table:table-cell table:number-columns-repeated="14" table:style-name="ce16"/>
          <table:table-cell table:number-columns-repeated="16369"/>
        </table:table-row>
        <table:table-row table:number-rows-repeated="10" table:style-name="ro3">
          <table:table-cell table:number-columns-repeated="15" table:style-name="ce16"/>
          <table:table-cell table:number-columns-repeated="16369"/>
        </table:table-row>
        <table:table-row table:number-rows-repeated="104850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percentage-style style:name="N36">
      <number:number number:decimal-places="2" number:min-integer-digits="1"/>
      <number:text> %</number:text>
    </number:percentage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(</number:text>
      <number:number number:decimal-places="2" number:min-integer-digits="1" number:grouping="true"/>
      <number:text>)</number:text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percentage-style style:name="N39">
      <number:number number:decimal-places="0" number:min-integer-digits="1">
        <number:embedded-text number:position="0"> </number:embedded-text>
      </number:number>
      <number:text>%</number:text>
    </number:percentage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 -</number:text>
      <number:number number:decimal-places="2" number:min-integer-digits="1" number:grouping="true"/>
      <number:text> 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1P1">
      <number:text> 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0"/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8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3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3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Dara Macias</meta:initial-creator>
    <dc:creator>Dara Macias</dc:creator>
    <meta:creation-date>2020-10-19T12:23:50Z</meta:creation-date>
    <dc:date>2021-02-17T01:10:51Z</dc:date>
    <meta:editing-cycles>5</meta:editing-cycles>
    <meta:editing-duration>PT1299S</meta:editing-duration>
  </office:meta>
</office:document-meta>
</file>